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2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shapes>
          <draw:frame draw:z-index="0" draw:style-name="gr1" draw:text-style-name="P1" svg:width="453.51pt" svg:height="255.09pt" svg:x="484.95pt" svg:y="2.83pt">
            <draw:object draw:notify-on-update-of-ranges="Sheet1.A2:Sheet1.A2 Sheet1.B2:Sheet1.F2 Sheet1.A4:Sheet1.A4 Sheet1.B7:Sheet1.F7 Sheet1.A5:Sheet1.A5 Sheet1.B8:Sheet1.F8 Sheet1.A6:Sheet1.A6 Sheet1.B6:Sheet1.F6 Sheet1.A1:Sheet1.A1 Sheet1.B4:Sheet1.F4 Sheet1.A2:Sheet1.A2 Sheet1.B5:Sheet1.F5 Sheet1.A3:Sheet1.A3 Sheet1.B3:Sheet1.F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71.83pt" svg:height="255.09pt" svg:x="493.51pt" svg:y="333.35pt">
            <draw:object draw:notify-on-update-of-ranges="Sheet1.A21:Sheet1.A21 Sheet1.B21:Sheet1.F21 Sheet1.A22:Sheet1.A22 Sheet1.B22:Sheet1.F22 Sheet1.A24:Sheet1.A24 Sheet1.B24:Sheet1.F24 Sheet1.A23:Sheet1.A23 Sheet1.B23:Sheet1.F23 Sheet1.A25:Sheet1.A25 Sheet1.B25:Sheet1.F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jority baseline</text:p>
          </table:table-cell>
          <table:table-cell office:value-type="float" office:value="0.958" calcext:value-type="float">
            <text:p>0.958</text:p>
          </table:table-cell>
          <table:table-cell office:value-type="float" office:value="0.4779" calcext:value-type="float">
            <text:p>0.4779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513" calcext:value-type="float">
            <text:p>0.0513</text:p>
          </table:table-cell>
        </table:table-row>
        <table:table-row table:style-name="ro1">
          <table:table-cell office:value-type="string" calcext:value-type="string">
            <text:p>Test precision @ 1 </text:p>
          </table:table-cell>
          <table:table-cell table:formula="of:=['file:///home/sara/RiR-annemieke/Transkribus-repo/server-output/level1/evaltest_level1.ods'#$Combined.B14]" office:value-type="float" office:value="0.911221927314176" calcext:value-type="float">
            <text:p>0.911221927314176</text:p>
          </table:table-cell>
          <table:table-cell table:formula="of:=['file:///home/sara/RiR-annemieke/Transkribus-repo/server-output/level2/evaltest_level2.ods'#$Combine.B14]" office:value-type="float" office:value="0.366751393623693" calcext:value-type="float">
            <text:p>0.366751393623693</text:p>
          </table:table-cell>
          <table:table-cell table:formula="of:=['file:///home/sara/RiR-annemieke/Transkribus-repo/server-output/level3/evaltest_level3.ods'#$Average.B14]" office:value-type="float" office:value="0.389342880876844" calcext:value-type="float">
            <text:p>0.389342880876844</text:p>
          </table:table-cell>
          <table:table-cell table:formula="of:=['file:///home/sara/RiR-annemieke/Transkribus-repo/server-output/level4/evaltest_level4.ods'#$Combine.B14]" office:value-type="float" office:value="0.363521392542075" calcext:value-type="float">
            <text:p>0.363521392542075</text:p>
          </table:table-cell>
          <table:table-cell table:formula="of:=['file:///home/sara/RiR-annemieke/Transkribus-repo/server-output/level5/evaltest_level5.ods'#$Sheet1.B14]" office:value-type="float" office:value="0.275668229907724" calcext:value-type="float">
            <text:p>0.275668229907724</text:p>
          </table:table-cell>
        </table:table-row>
        <table:table-row table:style-name="ro1">
          <table:table-cell office:value-type="string" calcext:value-type="string">
            <text:p>Test precision @ 1 MIN</text:p>
          </table:table-cell>
          <table:table-cell table:formula="of:=['file:///home/sara/RiR-annemieke/Transkribus-repo/server-output/level1/evaltest_level1.ods'#$Combined.E14]" office:value-type="float" office:value="0.8125" calcext:value-type="float">
            <text:p>0.8125</text:p>
          </table:table-cell>
          <table:table-cell table:formula="of:=['file:///home/sara/RiR-annemieke/Transkribus-repo/server-output/level2/evaltest_level2.ods'#$Combine.E14]" office:value-type="float" office:value="0.25" calcext:value-type="float">
            <text:p>0.25</text:p>
          </table:table-cell>
          <table:table-cell table:formula="of:=['file:///home/sara/RiR-annemieke/Transkribus-repo/server-output/level3/evaltest_level3.ods'#$Average.E14]" office:value-type="float" office:value="0.306122448979592" calcext:value-type="float">
            <text:p>0.306122448979592</text:p>
          </table:table-cell>
          <table:table-cell table:formula="of:=['file:///home/sara/RiR-annemieke/Transkribus-repo/server-output/level4/evaltest_level4.ods'#$Combine.E14]" office:value-type="float" office:value="0.289473684210526" calcext:value-type="float">
            <text:p>0.289473684210526</text:p>
          </table:table-cell>
          <table:table-cell table:formula="of:=['file:///home/sara/RiR-annemieke/Transkribus-repo/server-output/level5/evaltest_level5.ods'#$Sheet1.E14]" office:value-type="float" office:value="0.162162162162162" calcext:value-type="float">
            <text:p>0.162162162162162</text:p>
          </table:table-cell>
        </table:table-row>
        <table:table-row table:style-name="ro1">
          <table:table-cell office:value-type="string" calcext:value-type="string">
            <text:p>Test precision @ 1 MAX</text:p>
          </table:table-cell>
          <table:table-cell table:formula="of:=['file:///home/sara/RiR-annemieke/Transkribus-repo/server-output/level1/evaltest_level1.ods'#$Combined.D14]" office:value-type="float" office:value="0.951219512195122" calcext:value-type="float">
            <text:p>0.951219512195122</text:p>
          </table:table-cell>
          <table:table-cell table:formula="of:=['file:///home/sara/RiR-annemieke/Transkribus-repo/server-output/level2/evaltest_level2.ods'#$Combine.D14]" office:value-type="float" office:value="0.486486486486487" calcext:value-type="float">
            <text:p>0.486486486486487</text:p>
          </table:table-cell>
          <table:table-cell table:formula="of:=['file:///home/sara/RiR-annemieke/Transkribus-repo/server-output/level3/evaltest_level3.ods'#$Average.D14]" office:value-type="float" office:value="0.53125" calcext:value-type="float">
            <text:p>0.53125</text:p>
          </table:table-cell>
          <table:table-cell table:formula="of:=['file:///home/sara/RiR-annemieke/Transkribus-repo/server-output/level4/evaltest_level4.ods'#$Combine.D14]" office:value-type="float" office:value="0.434782608695652" calcext:value-type="float">
            <text:p>0.434782608695652</text:p>
          </table:table-cell>
          <table:table-cell table:formula="of:=['file:///home/sara/RiR-annemieke/Transkribus-repo/server-output/level5/evaltest_level5.ods'#$Sheet1.D14]" office:value-type="float" office:value="0.390243902439024" calcext:value-type="float">
            <text:p>0.390243902439024</text:p>
          </table:table-cell>
        </table:table-row>
        <table:table-row table:style-name="ro1">
          <table:table-cell office:value-type="string" calcext:value-type="string">
            <text:p>Train precision @ 1 </text:p>
          </table:table-cell>
          <table:table-cell table:formula="of:=['file:///home/sara/RiR-annemieke/Transkribus-repo/server-output/level1/evaltrain_level1.ods'#$Combine.B14]" office:value-type="float" office:value="0.922518966904664" calcext:value-type="float">
            <text:p>0.922518966904664</text:p>
          </table:table-cell>
          <table:table-cell table:formula="of:=['file:///home/sara/RiR-annemieke/Transkribus-repo/server-output/level2/evaltrain_level2.ods'#$Combine.B14]" office:value-type="float" office:value="0.441096103592703" calcext:value-type="float">
            <text:p>0.441096103592703</text:p>
          </table:table-cell>
          <table:table-cell table:formula="of:=['file:///home/sara/RiR-annemieke/Transkribus-repo/server-output/level3/evaltrain_level3.ods'#$Combine.B14]" office:value-type="float" office:value="0.535876059985462" calcext:value-type="float">
            <text:p>0.535876059985462</text:p>
          </table:table-cell>
          <table:table-cell table:formula="of:=['file:///home/sara/RiR-annemieke/Transkribus-repo/server-output/level4/evaltrain_level4.ods'#$Combine.B14]" office:value-type="float" office:value="0.643855694874442" calcext:value-type="float">
            <text:p>0.643855694874442</text:p>
          </table:table-cell>
          <table:table-cell table:formula="of:=['file:///home/sara/RiR-annemieke/Transkribus-repo/server-output/level5/evaltrain_level5.ods'#$Combine.B14]" office:value-type="float" office:value="0.612213391722593" calcext:value-type="float">
            <text:p>0.612213391722593</text:p>
          </table:table-cell>
        </table:table-row>
        <table:table-row table:style-name="ro1">
          <table:table-cell office:value-type="string" calcext:value-type="string">
            <text:p>Train precision @ 1 MIN</text:p>
          </table:table-cell>
          <table:table-cell table:formula="of:=['file:///home/sara/RiR-annemieke/Transkribus-repo/server-output/level1/evaltrain_level1.ods'#$Combine.E14]" office:value-type="float" office:value="0.917525773195876" calcext:value-type="float">
            <text:p>0.917525773195876</text:p>
          </table:table-cell>
          <table:table-cell table:formula="of:=['file:///home/sara/RiR-annemieke/Transkribus-repo/server-output/level2/evaltrain_level2.ods'#$Combine.E14]" office:value-type="float" office:value="0.418136020151133" calcext:value-type="float">
            <text:p>0.418136020151133</text:p>
          </table:table-cell>
          <table:table-cell table:formula="of:=['file:///home/sara/RiR-annemieke/Transkribus-repo/server-output/level3/evaltrain_level3.ods'#$Combine.E14]" office:value-type="float" office:value="0.497448979591837" calcext:value-type="float">
            <text:p>0.497448979591837</text:p>
          </table:table-cell>
          <table:table-cell table:formula="of:=['file:///home/sara/RiR-annemieke/Transkribus-repo/server-output/level4/evaltrain_level4.ods'#$Combine.E14]" office:value-type="float" office:value="0.625994694960212" calcext:value-type="float">
            <text:p>0.625994694960212</text:p>
          </table:table-cell>
          <table:table-cell table:formula="of:=['file:///home/sara/RiR-annemieke/Transkribus-repo/server-output/level5/evaltrain_level5.ods'#$Combine.E14]" office:value-type="float" office:value="0.592689295039164" calcext:value-type="float">
            <text:p>0.592689295039164</text:p>
          </table:table-cell>
        </table:table-row>
        <table:table-row table:style-name="ro1">
          <table:table-cell office:value-type="string" calcext:value-type="string">
            <text:p>Train precision @ 1 MAX</text:p>
          </table:table-cell>
          <table:table-cell table:formula="of:=['file:///home/sara/RiR-annemieke/Transkribus-repo/server-output/level1/evaltrain_level1.ods'#$Combine.D14]" office:value-type="float" office:value="0.934508816120907" calcext:value-type="float">
            <text:p>0.934508816120907</text:p>
          </table:table-cell>
          <table:table-cell table:formula="of:=['file:///home/sara/RiR-annemieke/Transkribus-repo/server-output/level2/evaltrain_level2.ods'#$Combine.D14]" office:value-type="float" office:value="0.477806788511749" calcext:value-type="float">
            <text:p>0.477806788511749</text:p>
          </table:table-cell>
          <table:table-cell table:formula="of:=['file:///home/sara/RiR-annemieke/Transkribus-repo/server-output/level3/evaltrain_level3.ods'#$Combine.D14]" office:value-type="float" office:value="0.566750629722922" calcext:value-type="float">
            <text:p>0.566750629722922</text:p>
          </table:table-cell>
          <table:table-cell table:formula="of:=['file:///home/sara/RiR-annemieke/Transkribus-repo/server-output/level4/evaltrain_level4.ods'#$Combine.D14]" office:value-type="float" office:value="0.664948453608247" calcext:value-type="float">
            <text:p>0.664948453608247</text:p>
          </table:table-cell>
          <table:table-cell table:formula="of:=['file:///home/sara/RiR-annemieke/Transkribus-repo/server-output/level5/evaltrain_level5.ods'#$Combine.D14]" office:value-type="float" office:value="0.63265306122449" calcext:value-type="float">
            <text:p>0.6326530612244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precision doc average</text:p>
          </table:table-cell>
          <table:table-cell table:formula="of:=['file:///home/sara/RiR-annemieke/Transkribus-repo/server-output/level1/evaltest_level1.ods'#$Combined.B2]" office:value-type="float" office:value="0.911221927314176" calcext:value-type="float">
            <text:p>0.911221927314176</text:p>
          </table:table-cell>
          <table:table-cell table:formula="of:=['file:///home/sara/RiR-annemieke/Transkribus-repo/server-output/level2/evaltest_level2.ods'#$Combine.B2]" office:value-type="float" office:value="0.282334946539568" calcext:value-type="float">
            <text:p>0.282334946539568</text:p>
          </table:table-cell>
          <table:table-cell table:formula="of:=['file:///home/sara/RiR-annemieke/Transkribus-repo/server-output/level3/evaltest_level3.ods'#$Average.B2]" office:value-type="float" office:value="0.218206441850867" calcext:value-type="float">
            <text:p>0.218206441850867</text:p>
          </table:table-cell>
          <table:table-cell table:formula="of:=['file:///home/sara/RiR-annemieke/Transkribus-repo/server-output/level4/evaltest_level4.ods'#$Combine.B2]" office:value-type="float" office:value="0.195877720878822" calcext:value-type="float">
            <text:p>0.195877720878822</text:p>
          </table:table-cell>
          <table:table-cell table:formula="of:=['file:///home/sara/RiR-annemieke/Transkribus-repo/server-output/level5/evaltest_level5.ods'#$Sheet1.B2]" office:value-type="float" office:value="0.157713013784571" calcext:value-type="float">
            <text:p>0.157713013784571</text:p>
          </table:table-cell>
        </table:table-row>
        <table:table-row table:style-name="ro1">
          <table:table-cell office:value-type="string" calcext:value-type="string">
            <text:p>Test precision doc stdev</text:p>
          </table:table-cell>
          <table:table-cell table:formula="of:=['file:///home/sara/RiR-annemieke/Transkribus-repo/server-output/level1/evaltest_level1.ods'#$Combined.C2]" office:value-type="float" office:value="0.0431812969905713" calcext:value-type="float">
            <text:p>0.043181296990571</text:p>
          </table:table-cell>
          <table:table-cell table:formula="of:=['file:///home/sara/RiR-annemieke/Transkribus-repo/server-output/level2/evaltest_level2.ods'#$Combine.C2]" office:value-type="float" office:value="0.0227976231247986" calcext:value-type="float">
            <text:p>0.022797623124799</text:p>
          </table:table-cell>
          <table:table-cell table:formula="of:=['file:///home/sara/RiR-annemieke/Transkribus-repo/server-output/level3/evaltest_level3.ods'#$Average.C2]" office:value-type="float" office:value="0.0271265058548649" calcext:value-type="float">
            <text:p>0.027126505854865</text:p>
          </table:table-cell>
          <table:table-cell table:formula="of:=['file:///home/sara/RiR-annemieke/Transkribus-repo/server-output/level4/evaltest_level4.ods'#$Combine.C2]" office:value-type="float" office:value="0.0260229835278405" calcext:value-type="float">
            <text:p>0.026022983527841</text:p>
          </table:table-cell>
          <table:table-cell table:formula="of:=['file:///home/sara/RiR-annemieke/Transkribus-repo/server-output/level5/evaltest_level5.ods'#$Sheet1.C2]" office:value-type="float" office:value="0.0409771108749894" calcext:value-type="float">
            <text:p>0.04097711087499</text:p>
          </table:table-cell>
        </table:table-row>
        <table:table-row table:style-name="ro1">
          <table:table-cell office:value-type="string" calcext:value-type="string">
            <text:p>Test recall doc average</text:p>
          </table:table-cell>
          <table:table-cell table:formula="of:=['file:///home/sara/RiR-annemieke/Transkribus-repo/server-output/level1/evaltest_level1.ods'#$Combined.B3]" office:value-type="float" office:value="0.911221927314176" calcext:value-type="float">
            <text:p>0.911221927314176</text:p>
          </table:table-cell>
          <table:table-cell table:formula="of:=['file:///home/sara/RiR-annemieke/Transkribus-repo/server-output/level2/evaltest_level2.ods'#$Combine.B3]" office:value-type="float" office:value="0.90975648393144" calcext:value-type="float">
            <text:p>0.90975648393144</text:p>
          </table:table-cell>
          <table:table-cell table:formula="of:=['file:///home/sara/RiR-annemieke/Transkribus-repo/server-output/level3/evaltest_level3.ods'#$Average.B3]" office:value-type="float" office:value="0.605220764726531" calcext:value-type="float">
            <text:p>0.605220764726531</text:p>
          </table:table-cell>
          <table:table-cell table:formula="of:=['file:///home/sara/RiR-annemieke/Transkribus-repo/server-output/level4/evaltest_level4.ods'#$Combine.B3]" office:value-type="float" office:value="0.475634369155303" calcext:value-type="float">
            <text:p>0.475634369155303</text:p>
          </table:table-cell>
          <table:table-cell table:formula="of:=['file:///home/sara/RiR-annemieke/Transkribus-repo/server-output/level5/evaltest_level5.ods'#$Sheet1.B3]" office:value-type="float" office:value="0.299740718169895" calcext:value-type="float">
            <text:p>0.299740718169895</text:p>
          </table:table-cell>
        </table:table-row>
        <table:table-row table:style-name="ro1">
          <table:table-cell office:value-type="string" calcext:value-type="string">
            <text:p>Test recall doc stdev</text:p>
          </table:table-cell>
          <table:table-cell table:formula="of:=['file:///home/sara/RiR-annemieke/Transkribus-repo/server-output/level1/evaltest_level1.ods'#$Combined.C3]" office:value-type="float" office:value="0.0431812969905713" calcext:value-type="float">
            <text:p>0.043181296990571</text:p>
          </table:table-cell>
          <table:table-cell table:formula="of:=['file:///home/sara/RiR-annemieke/Transkribus-repo/server-output/level2/evaltest_level2.ods'#$Combine.C3]" office:value-type="float" office:value="0.0424167215395822" calcext:value-type="float">
            <text:p>0.042416721539582</text:p>
          </table:table-cell>
          <table:table-cell table:formula="of:=['file:///home/sara/RiR-annemieke/Transkribus-repo/server-output/level3/evaltest_level3.ods'#$Average.C3]" office:value-type="float" office:value="0.0708779509259647" calcext:value-type="float">
            <text:p>0.070877950925965</text:p>
          </table:table-cell>
          <table:table-cell table:formula="of:=['file:///home/sara/RiR-annemieke/Transkribus-repo/server-output/level4/evaltest_level4.ods'#$Combine.C3]" office:value-type="float" office:value="0.0644520236979166" calcext:value-type="float">
            <text:p>0.064452023697917</text:p>
          </table:table-cell>
          <table:table-cell table:formula="of:=['file:///home/sara/RiR-annemieke/Transkribus-repo/server-output/level5/evaltest_level5.ods'#$Sheet1.C3]" office:value-type="float" office:value="0.0791363992417496" calcext:value-type="float">
            <text:p>0.07913639924175</text:p>
          </table:table-cell>
        </table:table-row>
        <table:table-row table:style-name="ro1">
          <table:table-cell office:value-type="string" calcext:value-type="string">
            <text:p>Train precision doc average</text:p>
          </table:table-cell>
          <table:table-cell table:formula="of:=['file:///home/sara/RiR-annemieke/Transkribus-repo/server-output/level1/evaltrain_level1.ods'#$Combine.B2]" office:value-type="float" office:value="0.922518966904664" calcext:value-type="float">
            <text:p>0.922518966904664</text:p>
          </table:table-cell>
          <table:table-cell table:formula="of:=['file:///home/sara/RiR-annemieke/Transkribus-repo/server-output/level2/evaltrain_level2.ods'#$Combine.B2]" office:value-type="float" office:value="0.287903995748254" calcext:value-type="float">
            <text:p>0.287903995748254</text:p>
          </table:table-cell>
          <table:table-cell table:formula="of:=['file:///home/sara/RiR-annemieke/Transkribus-repo/server-output/level3/evaltrain_level3.ods'#$Combine.B2]" office:value-type="float" office:value="0.262259742343464" calcext:value-type="float">
            <text:p>0.262259742343464</text:p>
          </table:table-cell>
          <table:table-cell table:formula="of:=['file:///home/sara/RiR-annemieke/Transkribus-repo/server-output/level4/evaltrain_level4.ods'#$Combine.B2]" office:value-type="float" office:value="0.292003551871516" calcext:value-type="float">
            <text:p>0.292003551871516</text:p>
          </table:table-cell>
          <table:table-cell table:formula="of:=['file:///home/sara/RiR-annemieke/Transkribus-repo/server-output/level5/evaltrain_level5.ods'#$Combine.B2]" office:value-type="float" office:value="0.308008609193877" calcext:value-type="float">
            <text:p>0.308008609193877</text:p>
          </table:table-cell>
        </table:table-row>
        <table:table-row table:style-name="ro1">
          <table:table-cell office:value-type="string" calcext:value-type="string">
            <text:p>Train precision doc average stdev</text:p>
          </table:table-cell>
          <table:table-cell table:formula="of:=['file:///home/sara/RiR-annemieke/Transkribus-repo/server-output/level1/evaltrain_level1.ods'#$Combine.C2]" office:value-type="float" office:value="0.00597439184723659" calcext:value-type="float">
            <text:p>0.005974391847237</text:p>
          </table:table-cell>
          <table:table-cell table:formula="of:=['file:///home/sara/RiR-annemieke/Transkribus-repo/server-output/level2/evaltrain_level2.ods'#$Combine.C2]" office:value-type="float" office:value="0.00256694540380952" calcext:value-type="float">
            <text:p>0.00256694540381</text:p>
          </table:table-cell>
          <table:table-cell table:formula="of:=['file:///home/sara/RiR-annemieke/Transkribus-repo/server-output/level3/evaltrain_level3.ods'#$Combine.C2]" office:value-type="float" office:value="0.00433227054524113" calcext:value-type="float">
            <text:p>0.004332270545241</text:p>
          </table:table-cell>
          <table:table-cell table:formula="of:=['file:///home/sara/RiR-annemieke/Transkribus-repo/server-output/level4/evaltrain_level4.ods'#$Combine.C2]" office:value-type="float" office:value="0.00439603005575166" calcext:value-type="float">
            <text:p>0.004396030055752</text:p>
          </table:table-cell>
          <table:table-cell table:formula="of:=['file:///home/sara/RiR-annemieke/Transkribus-repo/server-output/level5/evaltrain_level5.ods'#$Combine.C2]" office:value-type="float" office:value="0.00821598812325792" calcext:value-type="float">
            <text:p>0.008215988123258</text:p>
          </table:table-cell>
        </table:table-row>
        <table:table-row table:style-name="ro1">
          <table:table-cell office:value-type="string" calcext:value-type="string">
            <text:p>Train recall doc average</text:p>
          </table:table-cell>
          <table:table-cell table:formula="of:=['file:///home/sara/RiR-annemieke/Transkribus-repo/server-output/level1/evaltrain_level1.ods'#$Combine.B3]" office:value-type="float" office:value="0.922518966904664" calcext:value-type="float">
            <text:p>0.922518966904664</text:p>
          </table:table-cell>
          <table:table-cell table:formula="of:=['file:///home/sara/RiR-annemieke/Transkribus-repo/server-output/level2/evaltrain_level2.ods'#$Combine.B3]" office:value-type="float" office:value="0.920933380810771" calcext:value-type="float">
            <text:p>0.920933380810771</text:p>
          </table:table-cell>
          <table:table-cell table:formula="of:=['file:///home/sara/RiR-annemieke/Transkribus-repo/server-output/level3/evaltrain_level3.ods'#$Combine.B3]" office:value-type="float" office:value="0.746056233652957" calcext:value-type="float">
            <text:p>0.746056233652957</text:p>
          </table:table-cell>
          <table:table-cell table:formula="of:=['file:///home/sara/RiR-annemieke/Transkribus-repo/server-output/level4/evaltrain_level4.ods'#$Combine.B3]" office:value-type="float" office:value="0.718592923699157" calcext:value-type="float">
            <text:p>0.718592923699157</text:p>
          </table:table-cell>
          <table:table-cell table:formula="of:=['file:///home/sara/RiR-annemieke/Transkribus-repo/server-output/level5/evaltrain_level5.ods'#$Combine.B3]" office:value-type="float" office:value="0.596288833342413" calcext:value-type="float">
            <text:p>0.596288833342413</text:p>
          </table:table-cell>
        </table:table-row>
        <table:table-row table:style-name="ro1">
          <table:table-cell office:value-type="string" calcext:value-type="string">
            <text:p>Train recall doc stdev</text:p>
          </table:table-cell>
          <table:table-cell table:formula="of:=['file:///home/sara/RiR-annemieke/Transkribus-repo/server-output/level1/evaltrain_level1.ods'#$Combine.C3]" office:value-type="float" office:value="0.00597439184723659" calcext:value-type="float">
            <text:p>0.005974391847237</text:p>
          </table:table-cell>
          <table:table-cell table:formula="of:=['file:///home/sara/RiR-annemieke/Transkribus-repo/server-output/level2/evaltrain_level2.ods'#$Combine.C3]" office:value-type="float" office:value="0.00595425170241478" calcext:value-type="float">
            <text:p>0.005954251702415</text:p>
          </table:table-cell>
          <table:table-cell table:formula="of:=['file:///home/sara/RiR-annemieke/Transkribus-repo/server-output/level3/evaltrain_level3.ods'#$Combine.C3]" office:value-type="float" office:value="0.0119517064015551" calcext:value-type="float">
            <text:p>0.011951706401555</text:p>
          </table:table-cell>
          <table:table-cell table:formula="of:=['file:///home/sara/RiR-annemieke/Transkribus-repo/server-output/level4/evaltrain_level4.ods'#$Combine.C3]" office:value-type="float" office:value="0.0115101616519631" calcext:value-type="float">
            <text:p>0.011510161651963</text:p>
          </table:table-cell>
          <table:table-cell table:formula="of:=['file:///home/sara/RiR-annemieke/Transkribus-repo/server-output/level5/evaltrain_level5.ods'#$Combine.C3]" office:value-type="float" office:value="0.0119233675554097" calcext:value-type="float">
            <text:p>0.0119233675554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Lev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st precision micro average</text:p>
          </table:table-cell>
          <table:table-cell table:formula="of:=['file:///home/sara/RiR-annemieke/Transkribus-repo/server-output/level1/evaltest_level1.ods'#$Combined.B8]" office:value-type="float" office:value="0.946516951748162" calcext:value-type="float">
            <text:p>0.946516951748162</text:p>
          </table:table-cell>
          <table:table-cell table:formula="of:=['file:///home/sara/RiR-annemieke/Transkribus-repo/server-output/level2/evaltest_level2.ods'#$Combine.B8]" office:value-type="float" office:value="0.290937562332204" calcext:value-type="float">
            <text:p>0.290937562332204</text:p>
          </table:table-cell>
          <table:table-cell table:formula="of:=['file:///home/sara/RiR-annemieke/Transkribus-repo/server-output/level3/evaltest_level3.ods'#$Average.B8]" office:value-type="float" office:value="0.224769505439801" calcext:value-type="float">
            <text:p>0.224769505439801</text:p>
          </table:table-cell>
          <table:table-cell table:formula="of:=['file:///home/sara/RiR-annemieke/Transkribus-repo/server-output/level4/evaltest_level4.ods'#$Combine.B8]" office:value-type="float" office:value="0.200045947752764" calcext:value-type="float">
            <text:p>0.200045947752764</text:p>
          </table:table-cell>
          <table:table-cell table:formula="of:=['file:///home/sara/RiR-annemieke/Transkribus-repo/server-output/level5/evaltest_level5.ods'#$Sheet1.B8]" office:value-type="float" office:value="0.159887540656561" calcext:value-type="float">
            <text:p>0.159887540656561</text:p>
          </table:table-cell>
        </table:table-row>
        <table:table-row table:style-name="ro1">
          <table:table-cell office:value-type="string" calcext:value-type="string">
            <text:p>Test recall micro average</text:p>
          </table:table-cell>
          <table:table-cell table:formula="of:=['file:///home/sara/RiR-annemieke/Transkribus-repo/server-output/level1/evaltest_level1.ods'#$Combined.B9]" office:value-type="float" office:value="0.944672432357855" calcext:value-type="float">
            <text:p>0.944672432357855</text:p>
          </table:table-cell>
          <table:table-cell table:formula="of:=['file:///home/sara/RiR-annemieke/Transkribus-repo/server-output/level2/evaltest_level2.ods'#$Combine.B9]" office:value-type="float" office:value="0.952157168840198" calcext:value-type="float">
            <text:p>0.952157168840198</text:p>
          </table:table-cell>
          <table:table-cell table:formula="of:=['file:///home/sara/RiR-annemieke/Transkribus-repo/server-output/level3/evaltest_level3.ods'#$Average.B9]" office:value-type="float" office:value="0.652379891368536" calcext:value-type="float">
            <text:p>0.652379891368536</text:p>
          </table:table-cell>
          <table:table-cell table:formula="of:=['file:///home/sara/RiR-annemieke/Transkribus-repo/server-output/level4/evaltest_level4.ods'#$Combine.B9]" office:value-type="float" office:value="0.512485407280847" calcext:value-type="float">
            <text:p>0.512485407280847</text:p>
          </table:table-cell>
          <table:table-cell table:formula="of:=['file:///home/sara/RiR-annemieke/Transkribus-repo/server-output/level5/evaltest_level5.ods'#$Sheet1.B9]" office:value-type="float" office:value="0.397765016426354" calcext:value-type="float">
            <text:p>0.397765016426354</text:p>
          </table:table-cell>
        </table:table-row>
        <table:table-row table:style-name="ro1">
          <table:table-cell office:value-type="string" calcext:value-type="string">
            <text:p>Train precision micro average</text:p>
          </table:table-cell>
          <table:table-cell table:formula="of:=['file:///home/sara/RiR-annemieke/Transkribus-repo/server-output/level1/evaltrain_level1.ods'#$Combine.B8]" office:value-type="float" office:value="0.958298634647282" calcext:value-type="float">
            <text:p>0.958298634647282</text:p>
          </table:table-cell>
          <table:table-cell table:formula="of:=['file:///home/sara/RiR-annemieke/Transkribus-repo/server-output/level2/evaltrain_level2.ods'#$Combine.B8]" office:value-type="float" office:value="0.29659387844805" calcext:value-type="float">
            <text:p>0.29659387844805</text:p>
          </table:table-cell>
          <table:table-cell table:formula="of:=['file:///home/sara/RiR-annemieke/Transkribus-repo/server-output/level3/evaltrain_level3.ods'#$Combine.B8]" office:value-type="float" office:value="0.269697454381361" calcext:value-type="float">
            <text:p>0.269697454381361</text:p>
          </table:table-cell>
          <table:table-cell table:formula="of:=['file:///home/sara/RiR-annemieke/Transkribus-repo/server-output/level4/evaltrain_level4.ods'#$Combine.B8]" office:value-type="float" office:value="0.295300878394894" calcext:value-type="float">
            <text:p>0.295300878394894</text:p>
          </table:table-cell>
          <table:table-cell table:formula="of:=['file:///home/sara/RiR-annemieke/Transkribus-repo/server-output/level5/evaltrain_level5.ods'#$Combine.B8]" office:value-type="float" office:value="0.301417407643524" calcext:value-type="float">
            <text:p>0.301417407643524</text:p>
          </table:table-cell>
        </table:table-row>
        <table:table-row table:style-name="ro1">
          <table:table-cell office:value-type="string" calcext:value-type="string">
            <text:p>Train recall micro average</text:p>
          </table:table-cell>
          <table:table-cell table:formula="of:=['file:///home/sara/RiR-annemieke/Transkribus-repo/server-output/level1/evaltrain_level1.ods'#$Combine.B9]" office:value-type="float" office:value="0.953666862076825" calcext:value-type="float">
            <text:p>0.953666862076825</text:p>
          </table:table-cell>
          <table:table-cell table:formula="of:=['file:///home/sara/RiR-annemieke/Transkribus-repo/server-output/level2/evaltrain_level2.ods'#$Combine.B9]" office:value-type="float" office:value="0.962846158213535" calcext:value-type="float">
            <text:p>0.962846158213535</text:p>
          </table:table-cell>
          <table:table-cell table:formula="of:=['file:///home/sara/RiR-annemieke/Transkribus-repo/server-output/level3/evaltrain_level3.ods'#$Combine.B9]" office:value-type="float" office:value="0.780810921608714" calcext:value-type="float">
            <text:p>0.780810921608714</text:p>
          </table:table-cell>
          <table:table-cell table:formula="of:=['file:///home/sara/RiR-annemieke/Transkribus-repo/server-output/level4/evaltrain_level4.ods'#$Combine.B9]" office:value-type="float" office:value="0.747322411979271" calcext:value-type="float">
            <text:p>0.747322411979271</text:p>
          </table:table-cell>
          <table:table-cell table:formula="of:=['file:///home/sara/RiR-annemieke/Transkribus-repo/server-output/level5/evaltrain_level5.ods'#$Combine.B9]" office:value-type="float" office:value="0.739381123647331" calcext:value-type="float">
            <text:p>0.73938112364733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'file:///home/sara/RiR-annemieke/Transkribus-repo/server-output/level4/evaltest_level4.ods'#Combine" table:print="false" table:style-name="ta_extref">
        <table:table-source xlink:type="simple" xlink:href="../level4/evaltest_level4.ods" table:table-name="Combine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/>
          <table:table-cell table:style-name="ce1" office:value-type="float" office:value="0.195877720878822">
            <text:p>0.195877720878822</text:p>
          </table:table-cell>
          <table:table-cell table:style-name="ce1" office:value-type="float" office:value="0.0260229835278405">
            <text:p>0.0260229835278405</text:p>
          </table:table-cell>
          <table:table-cell table:style-name="ce1" office:value-type="float" office:value="0.259615384615385">
            <text:p>0.259615384615385</text:p>
          </table:table-cell>
        </table:table-row>
        <table:table-row>
          <table:table-cell/>
          <table:table-cell table:style-name="ce1" office:value-type="float" office:value="0.475634369155303">
            <text:p>0.475634369155303</text:p>
          </table:table-cell>
          <table:table-cell table:style-name="ce1" office:value-type="float" office:value="0.0644520236979166">
            <text:p>0.0644520236979166</text:p>
          </table:table-cell>
          <table:table-cell table:style-name="ce1" office:value-type="float" office:value="0.58125">
            <text:p>0.58125</text:p>
          </table:table-cell>
        </table:table-row>
        <table:table-row table:number-rows-repeated="4">
          <table:table-cell table:number-columns-repeated="5"/>
        </table:table-row>
        <table:table-row>
          <table:table-cell/>
          <table:table-cell table:style-name="ce1" office:value-type="float" office:value="0.200045947752764">
            <text:p>0.200045947752764</text:p>
          </table:table-cell>
        </table:table-row>
        <table:table-row>
          <table:table-cell/>
          <table:table-cell table:style-name="ce1" office:value-type="float" office:value="0.512485407280847">
            <text:p>0.512485407280847</text:p>
          </table:table-cell>
        </table:table-row>
        <table:table-row table:number-rows-repeated="4">
          <table:table-cell table:number-columns-repeated="5"/>
        </table:table-row>
        <table:table-row>
          <table:table-cell/>
          <table:table-cell table:style-name="ce1" office:value-type="float" office:value="0.363521392542075">
            <text:p>0.363521392542075</text:p>
          </table:table-cell>
          <table:table-cell table:style-name="ce1" office:value-type="float" office:value="0.0515871930561614">
            <text:p>0.0515871930561614</text:p>
          </table:table-cell>
          <table:table-cell table:style-name="ce1" office:value-type="float" office:value="0.434782608695652">
            <text:p>0.434782608695652</text:p>
          </table:table-cell>
          <table:table-cell table:style-name="ce1" office:value-type="float" office:value="0.289473684210526">
            <text:p>0.289473684210526</text:p>
          </table:table-cell>
        </table:table-row>
      </table:table>
      <table:table table:name="'file:///home/sara/RiR-annemieke/Transkribus-repo/server-output/level5/evaltest_level5.ods'#Sheet1" table:print="false" table:style-name="ta_extref">
        <table:table-source xlink:type="simple" xlink:href="../level5/evaltest_level5.ods" table:table-name="Sheet1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/>
          <table:table-cell table:style-name="ce1" office:value-type="float" office:value="0.157713013784571">
            <text:p>0.157713013784571</text:p>
          </table:table-cell>
          <table:table-cell table:style-name="ce1" office:value-type="float" office:value="0.0409771108749894">
            <text:p>0.0409771108749894</text:p>
          </table:table-cell>
          <table:table-cell table:style-name="ce1" office:value-type="float" office:value="0.2421875">
            <text:p>0.2421875</text:p>
          </table:table-cell>
        </table:table-row>
        <table:table-row>
          <table:table-cell/>
          <table:table-cell table:style-name="ce1" office:value-type="float" office:value="0.299740718169895">
            <text:p>0.299740718169895</text:p>
          </table:table-cell>
          <table:table-cell table:style-name="ce1" office:value-type="float" office:value="0.0791363992417496">
            <text:p>0.0791363992417496</text:p>
          </table:table-cell>
          <table:table-cell table:style-name="ce1" office:value-type="float" office:value="0.449864498644986">
            <text:p>0.449864498644986</text:p>
          </table:table-cell>
        </table:table-row>
        <table:table-row table:number-rows-repeated="4">
          <table:table-cell table:number-columns-repeated="5"/>
        </table:table-row>
        <table:table-row>
          <table:table-cell/>
          <table:table-cell table:style-name="ce1" office:value-type="float" office:value="0.159887540656561">
            <text:p>0.159887540656561</text:p>
          </table:table-cell>
        </table:table-row>
        <table:table-row>
          <table:table-cell/>
          <table:table-cell table:style-name="ce1" office:value-type="float" office:value="0.397765016426354">
            <text:p>0.397765016426354</text:p>
          </table:table-cell>
        </table:table-row>
        <table:table-row table:number-rows-repeated="4">
          <table:table-cell table:number-columns-repeated="5"/>
        </table:table-row>
        <table:table-row>
          <table:table-cell/>
          <table:table-cell table:style-name="ce1" office:value-type="float" office:value="0.275668229907724">
            <text:p>0.275668229907724</text:p>
          </table:table-cell>
          <table:table-cell table:style-name="ce1" office:value-type="float" office:value="0.0649811146312164">
            <text:p>0.0649811146312164</text:p>
          </table:table-cell>
          <table:table-cell table:style-name="ce1" office:value-type="float" office:value="0.390243902439024">
            <text:p>0.390243902439024</text:p>
          </table:table-cell>
          <table:table-cell table:style-name="ce1" office:value-type="float" office:value="0.162162162162162">
            <text:p>0.162162162162162</text:p>
          </table:table-cell>
        </table:table-row>
      </table:table>
      <table:table table:name="'file:///home/sara/RiR-annemieke/Transkribus-repo/server-output/level3/evaltest_level3.ods'#Average" table:print="false" table:style-name="ta_extref">
        <table:table-source xlink:type="simple" xlink:href="../level3/evaltest_level3.ods" table:table-name="Average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/>
          <table:table-cell table:style-name="ce1" office:value-type="float" office:value="0.218206441850867">
            <text:p>0.218206441850867</text:p>
          </table:table-cell>
          <table:table-cell table:style-name="ce1" office:value-type="float" office:value="0.0271265058548649">
            <text:p>0.0271265058548649</text:p>
          </table:table-cell>
          <table:table-cell table:style-name="ce1" office:value-type="float" office:value="0.262195121951219">
            <text:p>0.262195121951219</text:p>
          </table:table-cell>
        </table:table-row>
        <table:table-row>
          <table:table-cell/>
          <table:table-cell table:style-name="ce1" office:value-type="float" office:value="0.605220764726531">
            <text:p>0.605220764726531</text:p>
          </table:table-cell>
          <table:table-cell table:style-name="ce1" office:value-type="float" office:value="0.0708779509259647">
            <text:p>0.0708779509259647</text:p>
          </table:table-cell>
          <table:table-cell table:style-name="ce1" office:value-type="float" office:value="0.678861788617886">
            <text:p>0.678861788617886</text:p>
          </table:table-cell>
        </table:table-row>
        <table:table-row table:number-rows-repeated="4">
          <table:table-cell table:number-columns-repeated="5"/>
        </table:table-row>
        <table:table-row>
          <table:table-cell/>
          <table:table-cell table:style-name="ce1" office:value-type="float" office:value="0.224769505439801">
            <text:p>0.224769505439801</text:p>
          </table:table-cell>
        </table:table-row>
        <table:table-row>
          <table:table-cell/>
          <table:table-cell table:style-name="ce1" office:value-type="float" office:value="0.652379891368536">
            <text:p>0.652379891368536</text:p>
          </table:table-cell>
        </table:table-row>
        <table:table-row table:number-rows-repeated="4">
          <table:table-cell table:number-columns-repeated="5"/>
        </table:table-row>
        <table:table-row>
          <table:table-cell/>
          <table:table-cell table:style-name="ce1" office:value-type="float" office:value="0.389342880876844">
            <text:p>0.389342880876844</text:p>
          </table:table-cell>
          <table:table-cell table:style-name="ce1" office:value-type="float" office:value="0.0668535509317348">
            <text:p>0.0668535509317348</text:p>
          </table:table-cell>
          <table:table-cell table:style-name="ce1" office:value-type="float" office:value="0.53125">
            <text:p>0.53125</text:p>
          </table:table-cell>
          <table:table-cell table:style-name="ce1" office:value-type="float" office:value="0.306122448979592">
            <text:p>0.306122448979592</text:p>
          </table:table-cell>
        </table:table-row>
      </table:table>
      <table:table table:name="'file:///home/sara/RiR-annemieke/Transkribus-repo/server-output/level2/evaltest_level2.ods'#Combine" table:print="false" table:style-name="ta_extref">
        <table:table-source xlink:type="simple" xlink:href="../level2/evaltest_level2.ods" table:table-name="Combine" table:filter-name="calc8" table:mode="copy-results-only"/>
        <table:table-column table:number-columns-repeated="4"/>
        <table:table-row>
          <table:table-cell table:number-columns-repeated="4"/>
        </table:table-row>
        <table:table-row>
          <table:table-cell/>
          <table:table-cell table:style-name="ce1" office:value-type="float" office:value="0.282334946539568">
            <text:p>0.282334946539568</text:p>
          </table:table-cell>
          <table:table-cell table:style-name="ce1" office:value-type="float" office:value="0.0227976231247986">
            <text:p>0.0227976231247986</text:p>
          </table:table-cell>
          <table:table-cell table:style-name="ce1" office:value-type="float" office:value="0.310810810810811">
            <text:p>0.310810810810811</text:p>
          </table:table-cell>
        </table:table-row>
        <table:table-row>
          <table:table-cell/>
          <table:table-cell table:style-name="ce1" office:value-type="float" office:value="0.90975648393144">
            <text:p>0.90975648393144</text:p>
          </table:table-cell>
          <table:table-cell table:style-name="ce1" office:value-type="float" office:value="0.0424167215395822">
            <text:p>0.0424167215395822</text:p>
          </table:table-cell>
          <table:table-cell table:style-name="ce1" office:value-type="float" office:value="0.951219512195122">
            <text:p>0.951219512195122</text:p>
          </table:table-cell>
        </table:table-row>
        <table:table-row table:number-rows-repeated="10">
          <table:table-cell table:number-columns-repeated="4"/>
        </table:table-row>
        <table:table-row>
          <table:table-cell/>
          <table:table-cell table:style-name="ce1" office:value-type="float" office:value="0.366751393623693">
            <text:p>0.366751393623693</text:p>
          </table:table-cell>
          <table:table-cell table:style-name="ce1" office:value-type="float" office:value="0.0760047735040545">
            <text:p>0.0760047735040545</text:p>
          </table:table-cell>
        </table:table-row>
      </table:table>
      <table:table table:name="'file:///home/sara/RiR-annemieke/Transkribus-repo/server-output/level1/evaltrain_level1.ods'#Combine" table:print="false" table:style-name="ta_extref">
        <table:table-source xlink:type="simple" xlink:href="../level1/evaltrain_level1.ods" table:table-name="Combine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/>
          <table:table-cell table:style-name="ce1" office:value-type="float" office:value="0.922518966904664">
            <text:p>0.922518966904664</text:p>
          </table:table-cell>
          <table:table-cell table:style-name="ce1" office:value-type="float" office:value="0.00597439184723659">
            <text:p>0.00597439184723659</text:p>
          </table:table-cell>
        </table:table-row>
        <table:table-row>
          <table:table-cell/>
          <table:table-cell table:style-name="ce1" office:value-type="float" office:value="0.922518966904664">
            <text:p>0.922518966904664</text:p>
          </table:table-cell>
          <table:table-cell table:style-name="ce1" office:value-type="float" office:value="0.00597439184723659">
            <text:p>0.00597439184723659</text:p>
          </table:table-cell>
        </table:table-row>
        <table:table-row table:number-rows-repeated="4">
          <table:table-cell table:number-columns-repeated="5"/>
        </table:table-row>
        <table:table-row>
          <table:table-cell/>
          <table:table-cell table:style-name="ce1" office:value-type="float" office:value="0.958298634647282">
            <text:p>0.958298634647282</text:p>
          </table:table-cell>
        </table:table-row>
        <table:table-row>
          <table:table-cell/>
          <table:table-cell table:style-name="ce1" office:value-type="float" office:value="0.953666862076825">
            <text:p>0.953666862076825</text:p>
          </table:table-cell>
        </table:table-row>
        <table:table-row table:number-rows-repeated="4">
          <table:table-cell table:number-columns-repeated="5"/>
        </table:table-row>
        <table:table-row>
          <table:table-cell/>
          <table:table-cell table:style-name="ce1" office:value-type="float" office:value="0.922518966904664">
            <text:p>0.922518966904664</text:p>
          </table:table-cell>
          <table:table-cell/>
          <table:table-cell table:style-name="ce1" office:value-type="float" office:value="0.934508816120907">
            <text:p>0.934508816120907</text:p>
          </table:table-cell>
          <table:table-cell table:style-name="ce1" office:value-type="float" office:value="0.917525773195876">
            <text:p>0.917525773195876</text:p>
          </table:table-cell>
        </table:table-row>
      </table:table>
      <table:table table:name="'file:///home/sara/RiR-annemieke/Transkribus-repo/server-output/level2/evaltrain_level2.ods'#Combine" table:print="false" table:style-name="ta_extref">
        <table:table-source xlink:type="simple" xlink:href="../level2/evaltrain_level2.ods" table:table-name="Combine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/>
          <table:table-cell table:style-name="ce1" office:value-type="float" office:value="0.287903995748254">
            <text:p>0.287903995748254</text:p>
          </table:table-cell>
          <table:table-cell table:style-name="ce1" office:value-type="float" office:value="0.00256694540380952">
            <text:p>0.00256694540380952</text:p>
          </table:table-cell>
        </table:table-row>
        <table:table-row>
          <table:table-cell/>
          <table:table-cell table:style-name="ce1" office:value-type="float" office:value="0.920933380810771">
            <text:p>0.920933380810771</text:p>
          </table:table-cell>
          <table:table-cell table:style-name="ce1" office:value-type="float" office:value="0.00595425170241478">
            <text:p>0.00595425170241478</text:p>
          </table:table-cell>
        </table:table-row>
        <table:table-row table:number-rows-repeated="4">
          <table:table-cell table:number-columns-repeated="5"/>
        </table:table-row>
        <table:table-row>
          <table:table-cell/>
          <table:table-cell table:style-name="ce1" office:value-type="float" office:value="0.29659387844805">
            <text:p>0.29659387844805</text:p>
          </table:table-cell>
        </table:table-row>
        <table:table-row>
          <table:table-cell/>
          <table:table-cell table:style-name="ce1" office:value-type="float" office:value="0.962846158213535">
            <text:p>0.962846158213535</text:p>
          </table:table-cell>
        </table:table-row>
        <table:table-row table:number-rows-repeated="4">
          <table:table-cell table:number-columns-repeated="5"/>
        </table:table-row>
        <table:table-row>
          <table:table-cell/>
          <table:table-cell table:style-name="ce1" office:value-type="float" office:value="0.441096103592703">
            <text:p>0.441096103592703</text:p>
          </table:table-cell>
          <table:table-cell/>
          <table:table-cell table:style-name="ce1" office:value-type="float" office:value="0.477806788511749">
            <text:p>0.477806788511749</text:p>
          </table:table-cell>
          <table:table-cell table:style-name="ce1" office:value-type="float" office:value="0.418136020151133">
            <text:p>0.418136020151133</text:p>
          </table:table-cell>
        </table:table-row>
      </table:table>
      <table:table table:name="'file:///home/sara/RiR-annemieke/Transkribus-repo/server-output/level3/evaltrain_level3.ods'#Combine" table:print="false" table:style-name="ta_extref">
        <table:table-source xlink:type="simple" xlink:href="../level3/evaltrain_level3.ods" table:table-name="Combine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/>
          <table:table-cell table:style-name="ce1" office:value-type="float" office:value="0.262259742343464">
            <text:p>0.262259742343464</text:p>
          </table:table-cell>
          <table:table-cell table:style-name="ce1" office:value-type="float" office:value="0.00433227054524113">
            <text:p>0.00433227054524113</text:p>
          </table:table-cell>
        </table:table-row>
        <table:table-row>
          <table:table-cell/>
          <table:table-cell table:style-name="ce1" office:value-type="float" office:value="0.746056233652957">
            <text:p>0.746056233652957</text:p>
          </table:table-cell>
          <table:table-cell table:style-name="ce1" office:value-type="float" office:value="0.0119517064015551">
            <text:p>0.0119517064015551</text:p>
          </table:table-cell>
        </table:table-row>
        <table:table-row table:number-rows-repeated="4">
          <table:table-cell table:number-columns-repeated="5"/>
        </table:table-row>
        <table:table-row>
          <table:table-cell/>
          <table:table-cell table:style-name="ce1" office:value-type="float" office:value="0.269697454381361">
            <text:p>0.269697454381361</text:p>
          </table:table-cell>
        </table:table-row>
        <table:table-row>
          <table:table-cell/>
          <table:table-cell table:style-name="ce1" office:value-type="float" office:value="0.780810921608714">
            <text:p>0.780810921608714</text:p>
          </table:table-cell>
        </table:table-row>
        <table:table-row table:number-rows-repeated="4">
          <table:table-cell table:number-columns-repeated="5"/>
        </table:table-row>
        <table:table-row>
          <table:table-cell/>
          <table:table-cell table:style-name="ce1" office:value-type="float" office:value="0.535876059985462">
            <text:p>0.535876059985462</text:p>
          </table:table-cell>
          <table:table-cell/>
          <table:table-cell table:style-name="ce1" office:value-type="float" office:value="0.566750629722922">
            <text:p>0.566750629722922</text:p>
          </table:table-cell>
          <table:table-cell table:style-name="ce1" office:value-type="float" office:value="0.497448979591837">
            <text:p>0.497448979591837</text:p>
          </table:table-cell>
        </table:table-row>
      </table:table>
      <table:table table:name="'file:///home/sara/RiR-annemieke/Transkribus-repo/server-output/level4/evaltrain_level4.ods'#Combine" table:print="false" table:style-name="ta_extref">
        <table:table-source xlink:type="simple" xlink:href="../level4/evaltrain_level4.ods" table:table-name="Combine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/>
          <table:table-cell table:style-name="ce1" office:value-type="float" office:value="0.292003551871516">
            <text:p>0.292003551871516</text:p>
          </table:table-cell>
          <table:table-cell table:style-name="ce1" office:value-type="float" office:value="0.00439603005575166">
            <text:p>0.00439603005575166</text:p>
          </table:table-cell>
        </table:table-row>
        <table:table-row>
          <table:table-cell/>
          <table:table-cell table:style-name="ce1" office:value-type="float" office:value="0.718592923699157">
            <text:p>0.718592923699157</text:p>
          </table:table-cell>
          <table:table-cell table:style-name="ce1" office:value-type="float" office:value="0.0115101616519631">
            <text:p>0.0115101616519631</text:p>
          </table:table-cell>
        </table:table-row>
        <table:table-row table:number-rows-repeated="4">
          <table:table-cell table:number-columns-repeated="5"/>
        </table:table-row>
        <table:table-row>
          <table:table-cell/>
          <table:table-cell table:style-name="ce1" office:value-type="float" office:value="0.295300878394894">
            <text:p>0.295300878394894</text:p>
          </table:table-cell>
        </table:table-row>
        <table:table-row>
          <table:table-cell/>
          <table:table-cell table:style-name="ce1" office:value-type="float" office:value="0.747322411979271">
            <text:p>0.747322411979271</text:p>
          </table:table-cell>
        </table:table-row>
        <table:table-row table:number-rows-repeated="4">
          <table:table-cell table:number-columns-repeated="5"/>
        </table:table-row>
        <table:table-row>
          <table:table-cell/>
          <table:table-cell table:style-name="ce1" office:value-type="float" office:value="0.643855694874442">
            <text:p>0.643855694874442</text:p>
          </table:table-cell>
          <table:table-cell/>
          <table:table-cell table:style-name="ce1" office:value-type="float" office:value="0.664948453608247">
            <text:p>0.664948453608247</text:p>
          </table:table-cell>
          <table:table-cell table:style-name="ce1" office:value-type="float" office:value="0.625994694960212">
            <text:p>0.625994694960212</text:p>
          </table:table-cell>
        </table:table-row>
      </table:table>
      <table:table table:name="'file:///home/sara/RiR-annemieke/Transkribus-repo/server-output/level5/evaltrain_level5.ods'#Combine" table:print="false" table:style-name="ta_extref">
        <table:table-source xlink:type="simple" xlink:href="../level5/evaltrain_level5.ods" table:table-name="Combine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/>
          <table:table-cell table:style-name="ce1" office:value-type="float" office:value="0.308008609193877">
            <text:p>0.308008609193877</text:p>
          </table:table-cell>
          <table:table-cell table:style-name="ce1" office:value-type="float" office:value="0.00821598812325792">
            <text:p>0.00821598812325792</text:p>
          </table:table-cell>
        </table:table-row>
        <table:table-row>
          <table:table-cell/>
          <table:table-cell table:style-name="ce1" office:value-type="float" office:value="0.596288833342413">
            <text:p>0.596288833342413</text:p>
          </table:table-cell>
          <table:table-cell table:style-name="ce1" office:value-type="float" office:value="0.0119233675554097">
            <text:p>0.0119233675554097</text:p>
          </table:table-cell>
        </table:table-row>
        <table:table-row table:number-rows-repeated="4">
          <table:table-cell table:number-columns-repeated="5"/>
        </table:table-row>
        <table:table-row>
          <table:table-cell/>
          <table:table-cell table:style-name="ce1" office:value-type="float" office:value="0.301417407643524">
            <text:p>0.301417407643524</text:p>
          </table:table-cell>
        </table:table-row>
        <table:table-row>
          <table:table-cell/>
          <table:table-cell table:style-name="ce1" office:value-type="float" office:value="0.739381123647331">
            <text:p>0.739381123647331</text:p>
          </table:table-cell>
        </table:table-row>
        <table:table-row table:number-rows-repeated="4">
          <table:table-cell table:number-columns-repeated="5"/>
        </table:table-row>
        <table:table-row>
          <table:table-cell/>
          <table:table-cell table:style-name="ce1" office:value-type="float" office:value="0.612213391722593">
            <text:p>0.612213391722593</text:p>
          </table:table-cell>
          <table:table-cell/>
          <table:table-cell table:style-name="ce1" office:value-type="float" office:value="0.63265306122449">
            <text:p>0.63265306122449</text:p>
          </table:table-cell>
          <table:table-cell table:style-name="ce1" office:value-type="float" office:value="0.592689295039164">
            <text:p>0.592689295039164</text:p>
          </table:table-cell>
        </table:table-row>
      </table:table>
      <table:table table:name="'file:///home/sara/RiR-annemieke/Transkribus-repo/server-output/level2/evaltest_level2.ods'#Combine" table:print="false" table:style-name="ta_extref">
        <table:table-source xlink:type="simple" xlink:href="../level2/evaltest_level2.ods" table:table-name="Combine" table:filter-name="calc8" table:mode="copy-results-only"/>
        <table:table-column table:number-columns-repeated="5"/>
        <table:table-row table:number-rows-repeated="7">
          <table:table-cell table:number-columns-repeated="5"/>
        </table:table-row>
        <table:table-row>
          <table:table-cell/>
          <table:table-cell table:style-name="ce1" office:value-type="float" office:value="0.290937562332204">
            <text:p>0.290937562332204</text:p>
          </table:table-cell>
        </table:table-row>
        <table:table-row>
          <table:table-cell/>
          <table:table-cell table:style-name="ce1" office:value-type="float" office:value="0.952157168840198">
            <text:p>0.952157168840198</text:p>
          </table:table-cell>
        </table:table-row>
        <table:table-row table:number-rows-repeated="4">
          <table:table-cell table:number-columns-repeated="5"/>
        </table:table-row>
        <table:table-row>
          <table:table-cell table:number-columns-repeated="3"/>
          <table:table-cell table:style-name="ce1" office:value-type="float" office:value="0.486486486486487">
            <text:p>0.486486486486487</text:p>
          </table:table-cell>
          <table:table-cell table:style-name="ce1" office:value-type="float" office:value="0.25">
            <text:p>0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10:41:15.399799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5:20:03.532152407</meta:creation-date>
    <dc:date>2019-11-01T13:23:00.624358759</dc:date>
    <meta:editing-duration>PT3H2M28S</meta:editing-duration>
    <meta:editing-cycles>30</meta:editing-cycles>
    <meta:generator>LibreOffice/6.0.7.3$Linux_X86_64 LibreOffice_project/00m0$Build-3</meta:generator>
    <meta:document-statistic meta:table-count="2" meta:cell-count="1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draw:stroke-dash="Ultrafine_20_Dashed" svg:stroke-width="0.102cm" svg:stroke-color="#a3238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6.514cm" svg:y="0.315cm" chart:style-name="ch2">
          <text:p>Precision @1 
</text:p>
        </chart:title>
        <chart:legend chart:legend-position="end" svg:x="11.56cm" svg:y="3.703cm" style:legend-expansion="high" chart:style-name="ch3"/>
        <chart:plot-area chart:style-name="ch4" table:cell-range-address="Sheet1.A2:Sheet1.F2 Sheet1.A3:Sheet1.A6 Sheet1.B3:Sheet1.F8 Sheet1.A1:Sheet1.A1" chart:data-source-has-labels="column" svg:x="0.32cm" svg:y="1.778cm" svg:width="10.92cm" svg:height="6.061cm">
          <chartooo:coordinate-region svg:x="1.047cm" svg:y="1.978cm" svg:width="10.193cm" svg:height="5.214cm"/>
          <chart:axis chart:dimension="x" chart:name="primary-x" chart:style-name="ch5">
            <chart:title svg:x="4.678cm" svg:y="8.019cm" chart:style-name="ch6">
              <text:p>Category level</text:p>
            </chart:title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attached-axis="primary-y">
            <chart:data-point chart:repeated="5"/>
          </chart:series>
          <chart:series chart:attached-axis="primary-y">
            <chart:data-point chart:repeated="5"/>
          </chart:series>
          <chart:series chart:values-cell-range-address="Sheet1.B2:Sheet1.F2" chart:label-cell-address="Sheet1.A2:Sheet1.A2" chart:attached-axis="primary-y">
            <chart:data-point chart:repeated="5"/>
          </chart:series>
          <chart:series chart:values-cell-range-address="Sheet1.B7:Sheet1.F7" chart:label-cell-address="Sheet1.A4:Sheet1.A4" chart:attached-axis="primary-y">
            <chart:data-point chart:repeated="5"/>
          </chart:series>
          <chart:series chart:values-cell-range-address="Sheet1.B8:Sheet1.F8" chart:label-cell-address="Sheet1.A5:Sheet1.A5" chart:attached-axis="primary-y">
            <chart:data-point chart:repeated="5"/>
          </chart:series>
          <chart:series chart:values-cell-range-address="Sheet1.B6:Sheet1.F6" chart:label-cell-address="Sheet1.A6:Sheet1.A6" chart:attached-axis="primary-y">
            <chart:data-point chart:repeated="5"/>
          </chart:series>
          <chart:series chart:values-cell-range-address="Sheet1.B4:Sheet1.F4" chart:label-cell-address="Sheet1.A1:Sheet1.A1" chart:attached-axis="primary-y">
            <chart:data-point chart:repeated="5"/>
          </chart:series>
          <chart:series chart:values-cell-range-address="Sheet1.B5:Sheet1.F5" chart:label-cell-address="Sheet1.A2:Sheet1.A2" chart:attached-axis="primary-y">
            <chart:data-point chart:repeated="5"/>
          </chart:series>
          <chart:series chart:values-cell-range-address="Sheet1.B3:Sheet1.F3" chart:label-cell-address="Sheet1.A3:Sheet1.A3" chart:attached-axis="primary-y">
            <chart:data-point chart:repeated="5"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Majority baseline</text:p>
                <draw:g>
                  <svg:desc>Sheet1.A2:Sheet1.A2</svg:desc>
                </draw:g>
              </table:table-cell>
              <table:table-cell office:value-type="float" office:value="0.958">
                <text:p>0.958</text:p>
                <draw:g>
                  <svg:desc>Sheet1.B2:Sheet1.F2</svg:desc>
                </draw:g>
              </table:table-cell>
              <table:table-cell office:value-type="float" office:value="0.4779">
                <text:p>0.4779</text:p>
              </table:table-cell>
              <table:table-cell office:value-type="float" office:value="0.2611">
                <text:p>0.2611</text:p>
              </table:table-cell>
              <table:table-cell office:value-type="float" office:value="0.1375">
                <text:p>0.1375</text:p>
              </table:table-cell>
              <table:table-cell office:value-type="float" office:value="0.0513">
                <text:p>0.0513</text:p>
              </table:table-cell>
            </table:table-row>
            <table:table-row>
              <table:table-cell office:value-type="string">
                <text:p>Test precision @ 1 MIN</text:p>
                <draw:g>
                  <svg:desc>Sheet1.A4:Sheet1.A4</svg:desc>
                </draw:g>
              </table:table-cell>
              <table:table-cell office:value-type="float" office:value="0.917525773195876">
                <text:p>0.917525773195876</text:p>
                <draw:g>
                  <svg:desc>Sheet1.B7:Sheet1.F7</svg:desc>
                </draw:g>
              </table:table-cell>
              <table:table-cell office:value-type="float" office:value="0.418136020151133">
                <text:p>0.418136020151133</text:p>
              </table:table-cell>
              <table:table-cell office:value-type="float" office:value="0.497448979591837">
                <text:p>0.497448979591837</text:p>
              </table:table-cell>
              <table:table-cell office:value-type="float" office:value="0.625994694960212">
                <text:p>0.625994694960212</text:p>
              </table:table-cell>
              <table:table-cell office:value-type="float" office:value="0.592689295039164">
                <text:p>0.592689295039164</text:p>
              </table:table-cell>
            </table:table-row>
            <table:table-row>
              <table:table-cell office:value-type="string">
                <text:p>Test precision @ 1 MAX</text:p>
                <draw:g>
                  <svg:desc>Sheet1.A5:Sheet1.A5</svg:desc>
                </draw:g>
              </table:table-cell>
              <table:table-cell office:value-type="float" office:value="0.934508816120907">
                <text:p>0.934508816120907</text:p>
                <draw:g>
                  <svg:desc>Sheet1.B8:Sheet1.F8</svg:desc>
                </draw:g>
              </table:table-cell>
              <table:table-cell office:value-type="float" office:value="0.477806788511749">
                <text:p>0.477806788511749</text:p>
              </table:table-cell>
              <table:table-cell office:value-type="float" office:value="0.566750629722922">
                <text:p>0.566750629722922</text:p>
              </table:table-cell>
              <table:table-cell office:value-type="float" office:value="0.664948453608247">
                <text:p>0.664948453608247</text:p>
              </table:table-cell>
              <table:table-cell office:value-type="float" office:value="0.63265306122449">
                <text:p>0.63265306122449</text:p>
              </table:table-cell>
            </table:table-row>
            <table:table-row>
              <table:table-cell office:value-type="string">
                <text:p>Train precision @ 1 </text:p>
                <draw:g>
                  <svg:desc>Sheet1.A6:Sheet1.A6</svg:desc>
                </draw:g>
              </table:table-cell>
              <table:table-cell office:value-type="float" office:value="0.922518966904664">
                <text:p>0.922518966904664</text:p>
                <draw:g>
                  <svg:desc>Sheet1.B6:Sheet1.F6</svg:desc>
                </draw:g>
              </table:table-cell>
              <table:table-cell office:value-type="float" office:value="0.441096103592703">
                <text:p>0.441096103592703</text:p>
              </table:table-cell>
              <table:table-cell office:value-type="float" office:value="0.535876059985462">
                <text:p>0.535876059985462</text:p>
              </table:table-cell>
              <table:table-cell office:value-type="float" office:value="0.643855694874442">
                <text:p>0.643855694874442</text:p>
              </table:table-cell>
              <table:table-cell office:value-type="float" office:value="0.612213391722593">
                <text:p>0.612213391722593</text:p>
              </table:table-cell>
            </table:table-row>
            <table:table-row>
              <table:table-cell office:value-type="string">
                <text:p>Level</text:p>
                <draw:g>
                  <svg:desc>Sheet1.A1:Sheet1.A1</svg:desc>
                </draw:g>
              </table:table-cell>
              <table:table-cell office:value-type="float" office:value="0.8125">
                <text:p>0.8125</text:p>
                <draw:g>
                  <svg:desc>Sheet1.B4:Sheet1.F4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306122448979592">
                <text:p>0.306122448979592</text:p>
              </table:table-cell>
              <table:table-cell office:value-type="float" office:value="0.289473684210526">
                <text:p>0.289473684210526</text:p>
              </table:table-cell>
              <table:table-cell office:value-type="float" office:value="0.162162162162162">
                <text:p>0.162162162162162</text:p>
              </table:table-cell>
            </table:table-row>
            <table:table-row>
              <table:table-cell office:value-type="string">
                <text:p>Majority baseline</text:p>
                <draw:g>
                  <svg:desc>Sheet1.A2:Sheet1.A2</svg:desc>
                </draw:g>
              </table:table-cell>
              <table:table-cell office:value-type="float" office:value="0.951219512195122">
                <text:p>0.951219512195122</text:p>
                <draw:g>
                  <svg:desc>Sheet1.B5:Sheet1.F5</svg:desc>
                </draw:g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0.53125">
                <text:p>0.53125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0.390243902439024">
                <text:p>0.390243902439024</text:p>
              </table:table-cell>
            </table:table-row>
            <table:table-row>
              <table:table-cell office:value-type="string">
                <text:p>Test precision @ 1 </text:p>
                <draw:g>
                  <svg:desc>Sheet1.A3:Sheet1.A3</svg:desc>
                </draw:g>
              </table:table-cell>
              <table:table-cell office:value-type="float" office:value="0.911221927314176">
                <text:p>0.911221927314176</text:p>
                <draw:g>
                  <svg:desc>Sheet1.B3:Sheet1.F3</svg:desc>
                </draw:g>
              </table:table-cell>
              <table:table-cell office:value-type="float" office:value="0.366751393623693">
                <text:p>0.366751393623693</text:p>
              </table:table-cell>
              <table:table-cell office:value-type="float" office:value="0.389342880876844">
                <text:p>0.389342880876844</text:p>
              </table:table-cell>
              <table:table-cell office:value-type="float" office:value="0.363521392542075">
                <text:p>0.363521392542075</text:p>
              </table:table-cell>
              <table:table-cell office:value-type="float" office:value="0.275668229907724">
                <text:p>0.2756682299077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cm" chart:symbol-height="0.2cm" chart:link-data-style-to-source="true"/>
      <style:graphic-properties draw:stroke="dash" draw:stroke-dash="Dashed_20__28_var_29_" svg:stroke-width="0.05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cm" chart:symbol-height="0.2cm" chart:link-data-style-to-source="true"/>
      <style:graphic-properties draw:stroke="dash" draw:stroke-dash="Dashed_20__28_var_29_" svg:stroke-width="0.051cm" svg:stroke-color="#ed1c24" draw:fill-color="#ed1c2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51cm" svg:stroke-color="#21409a" draw:fill-color="#21409a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51cm" svg:stroke-color="#ed1c24" draw:fill-color="#ed1c2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74cm" svg:height="9cm" xlink:href=".." xlink:type="simple" chart:class="chart:line" chart:row-mapping="0 2 1 3" chart:style-name="ch1">
        <chart:title svg:x="6.683cm" svg:y="0.316cm" chart:style-name="ch2">
          <text:p>Micro averaged recall &amp; precision</text:p>
        </chart:title>
        <chart:subtitle svg:x="8.046cm" svg:y="1.275cm" chart:style-name="ch3">
          <text:p>Limit=4, Threshold=0.4</text:p>
        </chart:subtitle>
        <chart:legend chart:legend-position="end" svg:x="13.506cm" svg:y="3.454cm" style:legend-expansion="high" chart:style-name="ch4"/>
        <chart:plot-area chart:style-name="ch5" table:cell-range-address="Sheet1.A21:Sheet1.F25" chart:data-source-has-labels="both" svg:x="0.403cm" svg:y="2.138cm" svg:width="12.7cm" svg:height="5.701cm">
          <chartooo:coordinate-region svg:x="1.13cm" svg:y="2.337cm" svg:width="11.879cm" svg:height="4.855cm"/>
          <chart:axis chart:dimension="x" chart:name="primary-x" chart:style-name="ch6" chartooo:axis-type="text">
            <chart:title svg:x="5.651cm" svg:y="8.019cm" chart:style-name="ch7">
              <text:p>Category level</text:p>
            </chart:title>
            <chart:categories table:cell-range-address="Sheet1.B21:Sheet1.F21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B22:Sheet1.F22" chart:label-cell-address="Sheet1.A22:Sheet1.A22" chart:class="chart:line">
            <chart:data-point chart:repeated="5"/>
          </chart:series>
          <chart:series chart:style-name="ch11" chart:values-cell-range-address="Sheet1.B24:Sheet1.F24" chart:label-cell-address="Sheet1.A24:Sheet1.A24" chart:class="chart:line">
            <chart:data-point chart:repeated="5"/>
          </chart:series>
          <chart:series chart:style-name="ch12" chart:values-cell-range-address="Sheet1.B23:Sheet1.F23" chart:label-cell-address="Sheet1.A23:Sheet1.A23" chart:class="chart:line">
            <chart:data-point chart:repeated="5"/>
          </chart:series>
          <chart:series chart:style-name="ch13" chart:values-cell-range-address="Sheet1.B25:Sheet1.F25" chart:label-cell-address="Sheet1.A25:Sheet1.A25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21:Sheet1.F2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Test precision micro average</text:p>
                <draw:g>
                  <svg:desc>Sheet1.A22:Sheet1.A22</svg:desc>
                </draw:g>
              </table:table-cell>
              <table:table-cell office:value-type="float" office:value="0.946516951748162">
                <text:p>0.946516951748162</text:p>
                <draw:g>
                  <svg:desc>Sheet1.B22:Sheet1.F22</svg:desc>
                </draw:g>
              </table:table-cell>
              <table:table-cell office:value-type="float" office:value="0.290937562332204">
                <text:p>0.290937562332204</text:p>
              </table:table-cell>
              <table:table-cell office:value-type="float" office:value="0.224769505439801">
                <text:p>0.224769505439801</text:p>
              </table:table-cell>
              <table:table-cell office:value-type="float" office:value="0.200045947752764">
                <text:p>0.200045947752764</text:p>
              </table:table-cell>
              <table:table-cell office:value-type="float" office:value="0.159887540656561">
                <text:p>0.159887540656561</text:p>
              </table:table-cell>
            </table:table-row>
            <table:table-row>
              <table:table-cell office:value-type="string">
                <text:p>Train precision micro average</text:p>
                <draw:g>
                  <svg:desc>Sheet1.A24:Sheet1.A24</svg:desc>
                </draw:g>
              </table:table-cell>
              <table:table-cell office:value-type="float" office:value="0.958298634647282">
                <text:p>0.958298634647282</text:p>
                <draw:g>
                  <svg:desc>Sheet1.B24:Sheet1.F24</svg:desc>
                </draw:g>
              </table:table-cell>
              <table:table-cell office:value-type="float" office:value="0.29659387844805">
                <text:p>0.29659387844805</text:p>
              </table:table-cell>
              <table:table-cell office:value-type="float" office:value="0.269697454381361">
                <text:p>0.269697454381361</text:p>
              </table:table-cell>
              <table:table-cell office:value-type="float" office:value="0.295300878394894">
                <text:p>0.295300878394894</text:p>
              </table:table-cell>
              <table:table-cell office:value-type="float" office:value="0.301417407643524">
                <text:p>0.301417407643524</text:p>
              </table:table-cell>
            </table:table-row>
            <table:table-row>
              <table:table-cell office:value-type="string">
                <text:p>Test recall micro average</text:p>
                <draw:g>
                  <svg:desc>Sheet1.A23:Sheet1.A23</svg:desc>
                </draw:g>
              </table:table-cell>
              <table:table-cell office:value-type="float" office:value="0.944672432357855">
                <text:p>0.944672432357855</text:p>
                <draw:g>
                  <svg:desc>Sheet1.B23:Sheet1.F23</svg:desc>
                </draw:g>
              </table:table-cell>
              <table:table-cell office:value-type="float" office:value="0.952157168840198">
                <text:p>0.952157168840198</text:p>
              </table:table-cell>
              <table:table-cell office:value-type="float" office:value="0.652379891368536">
                <text:p>0.652379891368536</text:p>
              </table:table-cell>
              <table:table-cell office:value-type="float" office:value="0.512485407280847">
                <text:p>0.512485407280847</text:p>
              </table:table-cell>
              <table:table-cell office:value-type="float" office:value="0.397765016426354">
                <text:p>0.397765016426354</text:p>
              </table:table-cell>
            </table:table-row>
            <table:table-row>
              <table:table-cell office:value-type="string">
                <text:p>Train recall micro average</text:p>
                <draw:g>
                  <svg:desc>Sheet1.A25:Sheet1.A25</svg:desc>
                </draw:g>
              </table:table-cell>
              <table:table-cell office:value-type="float" office:value="0.953666862076825">
                <text:p>0.953666862076825</text:p>
                <draw:g>
                  <svg:desc>Sheet1.B25:Sheet1.F25</svg:desc>
                </draw:g>
              </table:table-cell>
              <table:table-cell office:value-type="float" office:value="0.962846158213535">
                <text:p>0.962846158213535</text:p>
              </table:table-cell>
              <table:table-cell office:value-type="float" office:value="0.780810921608714">
                <text:p>0.780810921608714</text:p>
              </table:table-cell>
              <table:table-cell office:value-type="float" office:value="0.747322411979271">
                <text:p>0.747322411979271</text:p>
              </table:table-cell>
              <table:table-cell office:value-type="float" office:value="0.739381123647331">
                <text:p>0.7393811236473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